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87" table:style-name="ta1">
        <table:shapes>
          <draw:frame draw:z-index="0" draw:style-name="gr1" draw:text-style-name="P1" svg:width="159.99mm" svg:height="89.99mm" svg:x="124.92mm" svg:y="1mm">
            <loext:p draw:notify-on-update-of-ranges="test287.C1:test287.C1 test287.C2:test287.C60 test287.D1:test287.D1 test287.D2:test287.D60 test287.E1:test287.E1 test287.E2:test287.E60 test287.F1:test287.F1 test287.F2:test287.F60 test287.G1:test287.G1 test287.G2:test287.G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4.5mm" svg:y="94.84mm">
            <loext:p draw:notify-on-update-of-ranges="test287.C1:test287.C1 test287.C2:test287.C60 test287.D1:test287.D1 test287.D2:test287.D60 test287.E1:test287.E1 test287.E2:test287.E60 test287.F1:test287.F1 test287.F2:test287.F60 test287.G1:test287.G1 test287.G2:test287.G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4.77mm" svg:y="0.01mm">
            <loext:p draw:notify-on-update-of-ranges="test287.C1:test287.C1 test287.C2:test287.C60 test287.D1:test287.D1 test287.D2:test287.D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4.77mm" svg:y="94.84mm">
            <loext:p draw:notify-on-update-of-ranges="test287.G1:test287.G1 test287.G2:test287.G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1:56</text:p>
          </table:table-cell>
          <table:table-cell office:value-type="float" office:value="7.140299" calcext:value-type="float">
            <text:p>7.140299</text:p>
          </table:table-cell>
          <table:table-cell office:value-type="float" office:value="0.004655" calcext:value-type="float">
            <text:p>0.004655</text:p>
          </table:table-cell>
          <table:table-cell office:value-type="float" office:value="0" calcext:value-type="float">
            <text:p>0</text:p>
          </table:table-cell>
          <table:table-cell office:value-type="float" office:value="28834" calcext:value-type="float">
            <text:p>28834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1:57</text:p>
          </table:table-cell>
          <table:table-cell office:value-type="float" office:value="10.78603" calcext:value-type="float">
            <text:p>10.78603</text:p>
          </table:table-cell>
          <table:table-cell office:value-type="float" office:value="0.002901" calcext:value-type="float">
            <text:p>0.002901</text:p>
          </table:table-cell>
          <table:table-cell office:value-type="float" office:value="0" calcext:value-type="float">
            <text:p>0</text:p>
          </table:table-cell>
          <table:table-cell office:value-type="float" office:value="25663" calcext:value-type="float">
            <text:p>2566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1:58</text:p>
          </table:table-cell>
          <table:table-cell office:value-type="float" office:value="12.230384" calcext:value-type="float">
            <text:p>12.230384</text:p>
          </table:table-cell>
          <table:table-cell office:value-type="float" office:value="0.002966" calcext:value-type="float">
            <text:p>0.002966</text:p>
          </table:table-cell>
          <table:table-cell office:value-type="float" office:value="0" calcext:value-type="float">
            <text:p>0</text:p>
          </table:table-cell>
          <table:table-cell office:value-type="float" office:value="25719" calcext:value-type="float">
            <text:p>25719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1:59</text:p>
          </table:table-cell>
          <table:table-cell office:value-type="float" office:value="12.660183" calcext:value-type="float">
            <text:p>12.660183</text:p>
          </table:table-cell>
          <table:table-cell office:value-type="float" office:value="0.001952" calcext:value-type="float">
            <text:p>0.001952</text:p>
          </table:table-cell>
          <table:table-cell office:value-type="float" office:value="0" calcext:value-type="float">
            <text:p>0</text:p>
          </table:table-cell>
          <table:table-cell office:value-type="float" office:value="22764" calcext:value-type="float">
            <text:p>2276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00</text:p>
          </table:table-cell>
          <table:table-cell office:value-type="float" office:value="10.176935" calcext:value-type="float">
            <text:p>10.176935</text:p>
          </table:table-cell>
          <table:table-cell office:value-type="float" office:value="0.003073" calcext:value-type="float">
            <text:p>0.003073</text:p>
          </table:table-cell>
          <table:table-cell office:value-type="float" office:value="0" calcext:value-type="float">
            <text:p>0</text:p>
          </table:table-cell>
          <table:table-cell office:value-type="float" office:value="21116" calcext:value-type="float">
            <text:p>2111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01</text:p>
          </table:table-cell>
          <table:table-cell office:value-type="float" office:value="11.878835" calcext:value-type="float">
            <text:p>11.878835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" calcext:value-type="float">
            <text:p>0</text:p>
          </table:table-cell>
          <table:table-cell office:value-type="float" office:value="25297" calcext:value-type="float">
            <text:p>252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02</text:p>
          </table:table-cell>
          <table:table-cell office:value-type="float" office:value="11.318032" calcext:value-type="float">
            <text:p>11.318032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0" calcext:value-type="float">
            <text:p>0</text:p>
          </table:table-cell>
          <table:table-cell office:value-type="float" office:value="12146" calcext:value-type="float">
            <text:p>121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03</text:p>
          </table:table-cell>
          <table:table-cell office:value-type="float" office:value="10.003911" calcext:value-type="float">
            <text:p>10.003911</text:p>
          </table:table-cell>
          <table:table-cell office:value-type="float" office:value="0.001073" calcext:value-type="float">
            <text:p>0.001073</text:p>
          </table:table-cell>
          <table:table-cell office:value-type="float" office:value="0" calcext:value-type="float">
            <text:p>0</text:p>
          </table:table-cell>
          <table:table-cell office:value-type="float" office:value="21547" calcext:value-type="float">
            <text:p>215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04</text:p>
          </table:table-cell>
          <table:table-cell office:value-type="float" office:value="10.762089" calcext:value-type="float">
            <text:p>10.762089</text:p>
          </table:table-cell>
          <table:table-cell office:value-type="float" office:value="0.000961" calcext:value-type="float">
            <text:p>0.000961</text:p>
          </table:table-cell>
          <table:table-cell office:value-type="float" office:value="0" calcext:value-type="float">
            <text:p>0</text:p>
          </table:table-cell>
          <table:table-cell office:value-type="float" office:value="21378" calcext:value-type="float">
            <text:p>213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05</text:p>
          </table:table-cell>
          <table:table-cell office:value-type="float" office:value="13.046443" calcext:value-type="float">
            <text:p>13.046443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" calcext:value-type="float">
            <text:p>0</text:p>
          </table:table-cell>
          <table:table-cell office:value-type="float" office:value="29550" calcext:value-type="float">
            <text:p>295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06</text:p>
          </table:table-cell>
          <table:table-cell office:value-type="float" office:value="9.089406" calcext:value-type="float">
            <text:p>9.089406</text:p>
          </table:table-cell>
          <table:table-cell office:value-type="float" office:value="0.001338" calcext:value-type="float">
            <text:p>0.001338</text:p>
          </table:table-cell>
          <table:table-cell office:value-type="float" office:value="0" calcext:value-type="float">
            <text:p>0</text:p>
          </table:table-cell>
          <table:table-cell office:value-type="float" office:value="32599" calcext:value-type="float">
            <text:p>325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07</text:p>
          </table:table-cell>
          <table:table-cell office:value-type="float" office:value="14.60847" calcext:value-type="float">
            <text:p>14.60847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0" calcext:value-type="float">
            <text:p>0</text:p>
          </table:table-cell>
          <table:table-cell office:value-type="float" office:value="28292" calcext:value-type="float">
            <text:p>282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08</text:p>
          </table:table-cell>
          <table:table-cell office:value-type="float" office:value="14.664261" calcext:value-type="float">
            <text:p>14.664261</text:p>
          </table:table-cell>
          <table:table-cell office:value-type="float" office:value="0.001396" calcext:value-type="float">
            <text:p>0.001396</text:p>
          </table:table-cell>
          <table:table-cell office:value-type="float" office:value="0" calcext:value-type="float">
            <text:p>0</text:p>
          </table:table-cell>
          <table:table-cell office:value-type="float" office:value="38482" calcext:value-type="float">
            <text:p>384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09</text:p>
          </table:table-cell>
          <table:table-cell office:value-type="float" office:value="6.088933" calcext:value-type="float">
            <text:p>6.088933</text:p>
          </table:table-cell>
          <table:table-cell office:value-type="float" office:value="0.001898" calcext:value-type="float">
            <text:p>0.001898</text:p>
          </table:table-cell>
          <table:table-cell office:value-type="float" office:value="0" calcext:value-type="float">
            <text:p>0</text:p>
          </table:table-cell>
          <table:table-cell office:value-type="float" office:value="23706" calcext:value-type="float">
            <text:p>237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10</text:p>
          </table:table-cell>
          <table:table-cell office:value-type="float" office:value="0.186531" calcext:value-type="float">
            <text:p>0.186531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" calcext:value-type="float">
            <text:p>0</text:p>
          </table:table-cell>
          <table:table-cell office:value-type="float" office:value="25749" calcext:value-type="float">
            <text:p>257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11</text:p>
          </table:table-cell>
          <table:table-cell office:value-type="float" office:value="0.703525" calcext:value-type="float">
            <text:p>0.703525</text:p>
          </table:table-cell>
          <table:table-cell office:value-type="float" office:value="0.002106" calcext:value-type="float">
            <text:p>0.002106</text:p>
          </table:table-cell>
          <table:table-cell office:value-type="float" office:value="0" calcext:value-type="float">
            <text:p>0</text:p>
          </table:table-cell>
          <table:table-cell office:value-type="float" office:value="55114" calcext:value-type="float">
            <text:p>551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12</text:p>
          </table:table-cell>
          <table:table-cell office:value-type="float" office:value="5.70676" calcext:value-type="float">
            <text:p>5.70676</text:p>
          </table:table-cell>
          <table:table-cell office:value-type="float" office:value="0.002733" calcext:value-type="float">
            <text:p>0.002733</text:p>
          </table:table-cell>
          <table:table-cell office:value-type="float" office:value="0" calcext:value-type="float">
            <text:p>0</text:p>
          </table:table-cell>
          <table:table-cell office:value-type="float" office:value="59402" calcext:value-type="float">
            <text:p>594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13</text:p>
          </table:table-cell>
          <table:table-cell office:value-type="float" office:value="16.962644" calcext:value-type="float">
            <text:p>16.962644</text:p>
          </table:table-cell>
          <table:table-cell office:value-type="float" office:value="0.008243" calcext:value-type="float">
            <text:p>0.008243</text:p>
          </table:table-cell>
          <table:table-cell office:value-type="float" office:value="0" calcext:value-type="float">
            <text:p>0</text:p>
          </table:table-cell>
          <table:table-cell office:value-type="float" office:value="32458" calcext:value-type="float">
            <text:p>324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14</text:p>
          </table:table-cell>
          <table:table-cell office:value-type="float" office:value="10.47106" calcext:value-type="float">
            <text:p>10.47106</text:p>
          </table:table-cell>
          <table:table-cell office:value-type="float" office:value="0.004807" calcext:value-type="float">
            <text:p>0.004807</text:p>
          </table:table-cell>
          <table:table-cell office:value-type="float" office:value="0" calcext:value-type="float">
            <text:p>0</text:p>
          </table:table-cell>
          <table:table-cell office:value-type="float" office:value="38183" calcext:value-type="float">
            <text:p>3818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15</text:p>
          </table:table-cell>
          <table:table-cell office:value-type="float" office:value="14.393912" calcext:value-type="float">
            <text:p>14.393912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" calcext:value-type="float">
            <text:p>0</text:p>
          </table:table-cell>
          <table:table-cell office:value-type="float" office:value="27258" calcext:value-type="float">
            <text:p>2725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16</text:p>
          </table:table-cell>
          <table:table-cell office:value-type="float" office:value="10.260465" calcext:value-type="float">
            <text:p>10.260465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" calcext:value-type="float">
            <text:p>0</text:p>
          </table:table-cell>
          <table:table-cell office:value-type="float" office:value="25619" calcext:value-type="float">
            <text:p>256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17</text:p>
          </table:table-cell>
          <table:table-cell office:value-type="float" office:value="15.026348" calcext:value-type="float">
            <text:p>15.026348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0" calcext:value-type="float">
            <text:p>0</text:p>
          </table:table-cell>
          <table:table-cell office:value-type="float" office:value="27929" calcext:value-type="float">
            <text:p>279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18</text:p>
          </table:table-cell>
          <table:table-cell office:value-type="float" office:value="9.004574" calcext:value-type="float">
            <text:p>9.004574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" calcext:value-type="float">
            <text:p>0</text:p>
          </table:table-cell>
          <table:table-cell office:value-type="float" office:value="29503" calcext:value-type="float">
            <text:p>295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19</text:p>
          </table:table-cell>
          <table:table-cell office:value-type="float" office:value="12.105176" calcext:value-type="float">
            <text:p>12.105176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0" calcext:value-type="float">
            <text:p>0</text:p>
          </table:table-cell>
          <table:table-cell office:value-type="float" office:value="17853" calcext:value-type="float">
            <text:p>1785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20</text:p>
          </table:table-cell>
          <table:table-cell office:value-type="float" office:value="8.821646" calcext:value-type="float">
            <text:p>8.821646</text:p>
          </table:table-cell>
          <table:table-cell office:value-type="float" office:value="0.001968" calcext:value-type="float">
            <text:p>0.001968</text:p>
          </table:table-cell>
          <table:table-cell office:value-type="float" office:value="0" calcext:value-type="float">
            <text:p>0</text:p>
          </table:table-cell>
          <table:table-cell office:value-type="float" office:value="39420" calcext:value-type="float">
            <text:p>394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21</text:p>
          </table:table-cell>
          <table:table-cell office:value-type="float" office:value="9.964475" calcext:value-type="float">
            <text:p>9.964475</text:p>
          </table:table-cell>
          <table:table-cell office:value-type="float" office:value="0.001778" calcext:value-type="float">
            <text:p>0.001778</text:p>
          </table:table-cell>
          <table:table-cell office:value-type="float" office:value="0" calcext:value-type="float">
            <text:p>0</text:p>
          </table:table-cell>
          <table:table-cell office:value-type="float" office:value="41137" calcext:value-type="float">
            <text:p>411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22</text:p>
          </table:table-cell>
          <table:table-cell office:value-type="float" office:value="14.953003" calcext:value-type="float">
            <text:p>14.953003</text:p>
          </table:table-cell>
          <table:table-cell office:value-type="float" office:value="0.002275" calcext:value-type="float">
            <text:p>0.002275</text:p>
          </table:table-cell>
          <table:table-cell office:value-type="float" office:value="0" calcext:value-type="float">
            <text:p>0</text:p>
          </table:table-cell>
          <table:table-cell office:value-type="float" office:value="15681" calcext:value-type="float">
            <text:p>156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23</text:p>
          </table:table-cell>
          <table:table-cell office:value-type="float" office:value="21.75474" calcext:value-type="float">
            <text:p>21.75474</text:p>
          </table:table-cell>
          <table:table-cell office:value-type="float" office:value="0.002872" calcext:value-type="float">
            <text:p>0.002872</text:p>
          </table:table-cell>
          <table:table-cell office:value-type="float" office:value="0" calcext:value-type="float">
            <text:p>0</text:p>
          </table:table-cell>
          <table:table-cell office:value-type="float" office:value="40049" calcext:value-type="float">
            <text:p>40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24</text:p>
          </table:table-cell>
          <table:table-cell office:value-type="float" office:value="0.092698" calcext:value-type="float">
            <text:p>0.092698</text:p>
          </table:table-cell>
          <table:table-cell office:value-type="float" office:value="0.001368" calcext:value-type="float">
            <text:p>0.001368</text:p>
          </table:table-cell>
          <table:table-cell office:value-type="float" office:value="0" calcext:value-type="float">
            <text:p>0</text:p>
          </table:table-cell>
          <table:table-cell office:value-type="float" office:value="41471" calcext:value-type="float">
            <text:p>414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25</text:p>
          </table:table-cell>
          <table:table-cell office:value-type="float" office:value="25.201202" calcext:value-type="float">
            <text:p>25.201202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" calcext:value-type="float">
            <text:p>0</text:p>
          </table:table-cell>
          <table:table-cell office:value-type="float" office:value="6074" calcext:value-type="float">
            <text:p>60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26</text:p>
          </table:table-cell>
          <table:table-cell office:value-type="float" office:value="0.264641" calcext:value-type="float">
            <text:p>0.264641</text:p>
          </table:table-cell>
          <table:table-cell office:value-type="float" office:value="0.000785" calcext:value-type="float">
            <text:p>0.000785</text:p>
          </table:table-cell>
          <table:table-cell office:value-type="float" office:value="0" calcext:value-type="float">
            <text:p>0</text:p>
          </table:table-cell>
          <table:table-cell office:value-type="float" office:value="11567" calcext:value-type="float">
            <text:p>11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27</text:p>
          </table:table-cell>
          <table:table-cell office:value-type="float" office:value="50.221946" calcext:value-type="float">
            <text:p>50.221946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" calcext:value-type="float">
            <text:p>0</text:p>
          </table:table-cell>
          <table:table-cell office:value-type="float" office:value="17711" calcext:value-type="float">
            <text:p>17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38</text:p>
          </table:table-cell>
          <table:table-cell office:value-type="float" office:value="8.051204" calcext:value-type="float">
            <text:p>8.051204</text:p>
          </table:table-cell>
          <table:table-cell office:value-type="float" office:value="0.004308" calcext:value-type="float">
            <text:p>0.004308</text:p>
          </table:table-cell>
          <table:table-cell office:value-type="float" office:value="0" calcext:value-type="float">
            <text:p>0</text:p>
          </table:table-cell>
          <table:table-cell office:value-type="float" office:value="20266" calcext:value-type="float">
            <text:p>202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39</text:p>
          </table:table-cell>
          <table:table-cell office:value-type="float" office:value="8.146185" calcext:value-type="float">
            <text:p>8.146185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" calcext:value-type="float">
            <text:p>0</text:p>
          </table:table-cell>
          <table:table-cell office:value-type="float" office:value="17118" calcext:value-type="float">
            <text:p>1711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40</text:p>
          </table:table-cell>
          <table:table-cell office:value-type="float" office:value="6.433767" calcext:value-type="float">
            <text:p>6.433767</text:p>
          </table:table-cell>
          <table:table-cell office:value-type="float" office:value="0.001374" calcext:value-type="float">
            <text:p>0.001374</text:p>
          </table:table-cell>
          <table:table-cell office:value-type="float" office:value="0" calcext:value-type="float">
            <text:p>0</text:p>
          </table:table-cell>
          <table:table-cell office:value-type="float" office:value="31074" calcext:value-type="float">
            <text:p>310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41</text:p>
          </table:table-cell>
          <table:table-cell office:value-type="float" office:value="7.200746" calcext:value-type="float">
            <text:p>7.200746</text:p>
          </table:table-cell>
          <table:table-cell office:value-type="float" office:value="0.002205" calcext:value-type="float">
            <text:p>0.002205</text:p>
          </table:table-cell>
          <table:table-cell office:value-type="float" office:value="0" calcext:value-type="float">
            <text:p>0</text:p>
          </table:table-cell>
          <table:table-cell office:value-type="float" office:value="33782" calcext:value-type="float">
            <text:p>3378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42</text:p>
          </table:table-cell>
          <table:table-cell office:value-type="float" office:value="6.35777" calcext:value-type="float">
            <text:p>6.35777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" calcext:value-type="float">
            <text:p>0</text:p>
          </table:table-cell>
          <table:table-cell office:value-type="float" office:value="27936" calcext:value-type="float">
            <text:p>279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43</text:p>
          </table:table-cell>
          <table:table-cell office:value-type="float" office:value="9.512867" calcext:value-type="float">
            <text:p>9.512867</text:p>
          </table:table-cell>
          <table:table-cell office:value-type="float" office:value="0.001669" calcext:value-type="float">
            <text:p>0.001669</text:p>
          </table:table-cell>
          <table:table-cell office:value-type="float" office:value="0" calcext:value-type="float">
            <text:p>0</text:p>
          </table:table-cell>
          <table:table-cell office:value-type="float" office:value="27461" calcext:value-type="float">
            <text:p>2746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44</text:p>
          </table:table-cell>
          <table:table-cell office:value-type="float" office:value="4.761835" calcext:value-type="float">
            <text:p>4.761835</text:p>
          </table:table-cell>
          <table:table-cell office:value-type="float" office:value="0.010601" calcext:value-type="float">
            <text:p>0.010601</text:p>
          </table:table-cell>
          <table:table-cell office:value-type="float" office:value="0" calcext:value-type="float">
            <text:p>0</text:p>
          </table:table-cell>
          <table:table-cell office:value-type="float" office:value="34450" calcext:value-type="float">
            <text:p>344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45</text:p>
          </table:table-cell>
          <table:table-cell office:value-type="float" office:value="5.834277" calcext:value-type="float">
            <text:p>5.834277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0" calcext:value-type="float">
            <text:p>0</text:p>
          </table:table-cell>
          <table:table-cell office:value-type="float" office:value="18508" calcext:value-type="float">
            <text:p>185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46</text:p>
          </table:table-cell>
          <table:table-cell office:value-type="float" office:value="3.345636" calcext:value-type="float">
            <text:p>3.345636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" calcext:value-type="float">
            <text:p>0</text:p>
          </table:table-cell>
          <table:table-cell office:value-type="float" office:value="27735" calcext:value-type="float">
            <text:p>277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47</text:p>
          </table:table-cell>
          <table:table-cell office:value-type="float" office:value="6.544768" calcext:value-type="float">
            <text:p>6.544768</text:p>
          </table:table-cell>
          <table:table-cell office:value-type="float" office:value="0.001489" calcext:value-type="float">
            <text:p>0.001489</text:p>
          </table:table-cell>
          <table:table-cell office:value-type="float" office:value="0" calcext:value-type="float">
            <text:p>0</text:p>
          </table:table-cell>
          <table:table-cell office:value-type="float" office:value="25510" calcext:value-type="float">
            <text:p>255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48</text:p>
          </table:table-cell>
          <table:table-cell office:value-type="float" office:value="4.735435" calcext:value-type="float">
            <text:p>4.735435</text:p>
          </table:table-cell>
          <table:table-cell office:value-type="float" office:value="0.001715" calcext:value-type="float">
            <text:p>0.001715</text:p>
          </table:table-cell>
          <table:table-cell office:value-type="float" office:value="0" calcext:value-type="float">
            <text:p>0</text:p>
          </table:table-cell>
          <table:table-cell office:value-type="float" office:value="23334" calcext:value-type="float">
            <text:p>2333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49</text:p>
          </table:table-cell>
          <table:table-cell office:value-type="float" office:value="4.12256" calcext:value-type="float">
            <text:p>4.12256</text:p>
          </table:table-cell>
          <table:table-cell office:value-type="float" office:value="0.001294" calcext:value-type="float">
            <text:p>0.001294</text:p>
          </table:table-cell>
          <table:table-cell office:value-type="float" office:value="0" calcext:value-type="float">
            <text:p>0</text:p>
          </table:table-cell>
          <table:table-cell office:value-type="float" office:value="26371" calcext:value-type="float">
            <text:p>2637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50</text:p>
          </table:table-cell>
          <table:table-cell office:value-type="float" office:value="4.284358" calcext:value-type="float">
            <text:p>4.284358</text:p>
          </table:table-cell>
          <table:table-cell office:value-type="float" office:value="0.001337" calcext:value-type="float">
            <text:p>0.001337</text:p>
          </table:table-cell>
          <table:table-cell office:value-type="float" office:value="0" calcext:value-type="float">
            <text:p>0</text:p>
          </table:table-cell>
          <table:table-cell office:value-type="float" office:value="28300" calcext:value-type="float">
            <text:p>283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51</text:p>
          </table:table-cell>
          <table:table-cell office:value-type="float" office:value="4.535263" calcext:value-type="float">
            <text:p>4.535263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0" calcext:value-type="float">
            <text:p>0</text:p>
          </table:table-cell>
          <table:table-cell office:value-type="float" office:value="20886" calcext:value-type="float">
            <text:p>2088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52</text:p>
          </table:table-cell>
          <table:table-cell office:value-type="float" office:value="4.758824" calcext:value-type="float">
            <text:p>4.758824</text:p>
          </table:table-cell>
          <table:table-cell office:value-type="float" office:value="0.003987" calcext:value-type="float">
            <text:p>0.003987</text:p>
          </table:table-cell>
          <table:table-cell office:value-type="float" office:value="0" calcext:value-type="float">
            <text:p>0</text:p>
          </table:table-cell>
          <table:table-cell office:value-type="float" office:value="22416" calcext:value-type="float">
            <text:p>224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53</text:p>
          </table:table-cell>
          <table:table-cell office:value-type="float" office:value="5.301253" calcext:value-type="float">
            <text:p>5.301253</text:p>
          </table:table-cell>
          <table:table-cell office:value-type="float" office:value="0.004438" calcext:value-type="float">
            <text:p>0.004438</text:p>
          </table:table-cell>
          <table:table-cell office:value-type="float" office:value="0" calcext:value-type="float">
            <text:p>0</text:p>
          </table:table-cell>
          <table:table-cell office:value-type="float" office:value="21866" calcext:value-type="float">
            <text:p>218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54</text:p>
          </table:table-cell>
          <table:table-cell office:value-type="float" office:value="4.716285" calcext:value-type="float">
            <text:p>4.716285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0" calcext:value-type="float">
            <text:p>0</text:p>
          </table:table-cell>
          <table:table-cell office:value-type="float" office:value="23720" calcext:value-type="float">
            <text:p>237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55</text:p>
          </table:table-cell>
          <table:table-cell office:value-type="float" office:value="4.539104" calcext:value-type="float">
            <text:p>4.539104</text:p>
          </table:table-cell>
          <table:table-cell office:value-type="float" office:value="0.001618" calcext:value-type="float">
            <text:p>0.001618</text:p>
          </table:table-cell>
          <table:table-cell office:value-type="float" office:value="0" calcext:value-type="float">
            <text:p>0</text:p>
          </table:table-cell>
          <table:table-cell office:value-type="float" office:value="23344" calcext:value-type="float">
            <text:p>233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56</text:p>
          </table:table-cell>
          <table:table-cell office:value-type="float" office:value="3.283441" calcext:value-type="float">
            <text:p>3.283441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" calcext:value-type="float">
            <text:p>0</text:p>
          </table:table-cell>
          <table:table-cell office:value-type="float" office:value="21535" calcext:value-type="float">
            <text:p>215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57</text:p>
          </table:table-cell>
          <table:table-cell office:value-type="float" office:value="0.340891" calcext:value-type="float">
            <text:p>0.340891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0" calcext:value-type="float">
            <text:p>0</text:p>
          </table:table-cell>
          <table:table-cell office:value-type="float" office:value="26299" calcext:value-type="float">
            <text:p>2629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58</text:p>
          </table:table-cell>
          <table:table-cell office:value-type="float" office:value="0.427675" calcext:value-type="float">
            <text:p>0.427675</text:p>
          </table:table-cell>
          <table:table-cell office:value-type="float" office:value="0.001711" calcext:value-type="float">
            <text:p>0.001711</text:p>
          </table:table-cell>
          <table:table-cell office:value-type="float" office:value="0" calcext:value-type="float">
            <text:p>0</text:p>
          </table:table-cell>
          <table:table-cell office:value-type="float" office:value="37365" calcext:value-type="float">
            <text:p>373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2:59</text:p>
          </table:table-cell>
          <table:table-cell office:value-type="float" office:value="0.314147" calcext:value-type="float">
            <text:p>0.314147</text:p>
          </table:table-cell>
          <table:table-cell office:value-type="float" office:value="0.001379" calcext:value-type="float">
            <text:p>0.001379</text:p>
          </table:table-cell>
          <table:table-cell office:value-type="float" office:value="0" calcext:value-type="float">
            <text:p>0</text:p>
          </table:table-cell>
          <table:table-cell office:value-type="float" office:value="29814" calcext:value-type="float">
            <text:p>2981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3:00</text:p>
          </table:table-cell>
          <table:table-cell office:value-type="float" office:value="0.846402" calcext:value-type="float">
            <text:p>0.846402</text:p>
          </table:table-cell>
          <table:table-cell office:value-type="float" office:value="0.003266" calcext:value-type="float">
            <text:p>0.003266</text:p>
          </table:table-cell>
          <table:table-cell office:value-type="float" office:value="0" calcext:value-type="float">
            <text:p>0</text:p>
          </table:table-cell>
          <table:table-cell office:value-type="float" office:value="25720" calcext:value-type="float">
            <text:p>2572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3:01</text:p>
          </table:table-cell>
          <table:table-cell office:value-type="float" office:value="2.414852" calcext:value-type="float">
            <text:p>2.414852</text:p>
          </table:table-cell>
          <table:table-cell office:value-type="float" office:value="0.005627" calcext:value-type="float">
            <text:p>0.005627</text:p>
          </table:table-cell>
          <table:table-cell office:value-type="float" office:value="0" calcext:value-type="float">
            <text:p>0</text:p>
          </table:table-cell>
          <table:table-cell office:value-type="float" office:value="25825" calcext:value-type="float">
            <text:p>2582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3:02</text:p>
          </table:table-cell>
          <table:table-cell office:value-type="float" office:value="0.957183" calcext:value-type="float">
            <text:p>0.957183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" calcext:value-type="float">
            <text:p>0</text:p>
          </table:table-cell>
          <table:table-cell office:value-type="float" office:value="26726" calcext:value-type="float">
            <text:p>2672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7:33:03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2:35:45.985872550</dc:date>
    <meta:editing-duration>PT1M25S</meta:editing-duration>
    <meta:editing-cycles>1</meta:editing-cycles>
    <meta:generator>LibreOffice/5.4.0.3$Linux_X86_64 LibreOffice_project/7556cbc6811c9d992f4064ab9287069087d7f62c</meta:generator>
    <meta:document-statistic meta:table-count="1" meta:cell-count="4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337cm" style:legend-expansion="high" chart:style-name="ch2"/>
        <chart:plot-area chart:style-name="ch3" table:cell-range-address="test287.C1:test287.G60" chart:data-source-has-labels="row" svg:x="0.32cm" svg:y="0.18cm" svg:width="12.726cm" svg:height="8.64cm">
          <chartooo:coordinate-region svg:x="1.497cm" svg:y="0.353cm" svg:width="11.549cm" svg:height="7.7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87.C2:test287.C60" chart:label-cell-address="test287.C1:test287.C1" chart:class="chart:bar">
            <chart:data-point chart:repeated="59"/>
          </chart:series>
          <chart:series chart:style-name="ch8" chart:values-cell-range-address="test287.D2:test287.D60" chart:label-cell-address="test287.D1:test287.D1" chart:class="chart:bar">
            <chart:data-point chart:repeated="59"/>
          </chart:series>
          <chart:series chart:style-name="ch9" chart:values-cell-range-address="test287.E2:test287.E60" chart:label-cell-address="test287.E1:test287.E1" chart:class="chart:bar">
            <chart:data-point chart:repeated="59"/>
          </chart:series>
          <chart:series chart:style-name="ch10" chart:values-cell-range-address="test287.F2:test287.F60" chart:label-cell-address="test287.F1:test287.F1" chart:class="chart:bar">
            <chart:data-point chart:repeated="59"/>
          </chart:series>
          <chart:series chart:style-name="ch11" chart:values-cell-range-address="test287.G2:test287.G60" chart:label-cell-address="test287.G1:test287.G1" chart:class="chart:bar">
            <chart:data-point chart:repeated="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87.C1:test287.C1</svg:desc>
                </draw:g>
              </table:table-cell>
              <table:table-cell office:value-type="string">
                <text:p>xfertime</text:p>
                <draw:g>
                  <svg:desc>test287.D1:test287.D1</svg:desc>
                </draw:g>
              </table:table-cell>
              <table:table-cell office:value-type="string">
                <text:p>thinktime</text:p>
                <draw:g>
                  <svg:desc>test287.E1:test287.E1</svg:desc>
                </draw:g>
              </table:table-cell>
              <table:table-cell office:value-type="string">
                <text:p>bytes</text:p>
                <draw:g>
                  <svg:desc>test287.F1:test287.F1</svg:desc>
                </draw:g>
              </table:table-cell>
              <table:table-cell office:value-type="string">
                <text:p>transactions</text:p>
                <draw:g>
                  <svg:desc>test287.G1:test287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40299">
                <text:p>7.140299</text:p>
                <draw:g>
                  <svg:desc>test287.C2:test287.C60</svg:desc>
                </draw:g>
              </table:table-cell>
              <table:table-cell office:value-type="float" office:value="0.004655">
                <text:p>0.004655</text:p>
                <draw:g>
                  <svg:desc>test287.D2:test287.D60</svg:desc>
                </draw:g>
              </table:table-cell>
              <table:table-cell office:value-type="float" office:value="0">
                <text:p>0</text:p>
                <draw:g>
                  <svg:desc>test287.E2:test287.E60</svg:desc>
                </draw:g>
              </table:table-cell>
              <table:table-cell office:value-type="float" office:value="28834">
                <text:p>28834</text:p>
                <draw:g>
                  <svg:desc>test287.F2:test287.F60</svg:desc>
                </draw:g>
              </table:table-cell>
              <table:table-cell office:value-type="float" office:value="361">
                <text:p>361</text:p>
                <draw:g>
                  <svg:desc>test287.G2:test287.G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78603">
                <text:p>10.78603</text:p>
              </table:table-cell>
              <table:table-cell office:value-type="float" office:value="0.002901">
                <text:p>0.002901</text:p>
              </table:table-cell>
              <table:table-cell office:value-type="float" office:value="0">
                <text:p>0</text:p>
              </table:table-cell>
              <table:table-cell office:value-type="float" office:value="25663">
                <text:p>2566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30384">
                <text:p>12.230384</text:p>
              </table:table-cell>
              <table:table-cell office:value-type="float" office:value="0.002966">
                <text:p>0.002966</text:p>
              </table:table-cell>
              <table:table-cell office:value-type="float" office:value="0">
                <text:p>0</text:p>
              </table:table-cell>
              <table:table-cell office:value-type="float" office:value="25719">
                <text:p>2571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660183">
                <text:p>12.660183</text:p>
              </table:table-cell>
              <table:table-cell office:value-type="float" office:value="0.001952">
                <text:p>0.001952</text:p>
              </table:table-cell>
              <table:table-cell office:value-type="float" office:value="0">
                <text:p>0</text:p>
              </table:table-cell>
              <table:table-cell office:value-type="float" office:value="22764">
                <text:p>2276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176935">
                <text:p>10.176935</text:p>
              </table:table-cell>
              <table:table-cell office:value-type="float" office:value="0.003073">
                <text:p>0.003073</text:p>
              </table:table-cell>
              <table:table-cell office:value-type="float" office:value="0">
                <text:p>0</text:p>
              </table:table-cell>
              <table:table-cell office:value-type="float" office:value="21116">
                <text:p>2111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878835">
                <text:p>11.878835</text:p>
              </table:table-cell>
              <table:table-cell office:value-type="float" office:value="0.00225">
                <text:p>0.00225</text:p>
              </table:table-cell>
              <table:table-cell office:value-type="float" office:value="0">
                <text:p>0</text:p>
              </table:table-cell>
              <table:table-cell office:value-type="float" office:value="25297">
                <text:p>252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318032">
                <text:p>11.318032</text:p>
              </table:table-cell>
              <table:table-cell office:value-type="float" office:value="0.000833">
                <text:p>0.000833</text:p>
              </table:table-cell>
              <table:table-cell office:value-type="float" office:value="0">
                <text:p>0</text:p>
              </table:table-cell>
              <table:table-cell office:value-type="float" office:value="12146">
                <text:p>121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003911">
                <text:p>10.003911</text:p>
              </table:table-cell>
              <table:table-cell office:value-type="float" office:value="0.001073">
                <text:p>0.001073</text:p>
              </table:table-cell>
              <table:table-cell office:value-type="float" office:value="0">
                <text:p>0</text:p>
              </table:table-cell>
              <table:table-cell office:value-type="float" office:value="21547">
                <text:p>215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762089">
                <text:p>10.762089</text:p>
              </table:table-cell>
              <table:table-cell office:value-type="float" office:value="0.000961">
                <text:p>0.000961</text:p>
              </table:table-cell>
              <table:table-cell office:value-type="float" office:value="0">
                <text:p>0</text:p>
              </table:table-cell>
              <table:table-cell office:value-type="float" office:value="21378">
                <text:p>213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046443">
                <text:p>13.046443</text:p>
              </table:table-cell>
              <table:table-cell office:value-type="float" office:value="0.001176">
                <text:p>0.001176</text:p>
              </table:table-cell>
              <table:table-cell office:value-type="float" office:value="0">
                <text:p>0</text:p>
              </table:table-cell>
              <table:table-cell office:value-type="float" office:value="29550">
                <text:p>295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089406">
                <text:p>9.089406</text:p>
              </table:table-cell>
              <table:table-cell office:value-type="float" office:value="0.001338">
                <text:p>0.001338</text:p>
              </table:table-cell>
              <table:table-cell office:value-type="float" office:value="0">
                <text:p>0</text:p>
              </table:table-cell>
              <table:table-cell office:value-type="float" office:value="32599">
                <text:p>325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60847">
                <text:p>14.60847</text:p>
              </table:table-cell>
              <table:table-cell office:value-type="float" office:value="0.000864">
                <text:p>0.000864</text:p>
              </table:table-cell>
              <table:table-cell office:value-type="float" office:value="0">
                <text:p>0</text:p>
              </table:table-cell>
              <table:table-cell office:value-type="float" office:value="28292">
                <text:p>282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664261">
                <text:p>14.664261</text:p>
              </table:table-cell>
              <table:table-cell office:value-type="float" office:value="0.001396">
                <text:p>0.001396</text:p>
              </table:table-cell>
              <table:table-cell office:value-type="float" office:value="0">
                <text:p>0</text:p>
              </table:table-cell>
              <table:table-cell office:value-type="float" office:value="38482">
                <text:p>384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88933">
                <text:p>6.088933</text:p>
              </table:table-cell>
              <table:table-cell office:value-type="float" office:value="0.001898">
                <text:p>0.001898</text:p>
              </table:table-cell>
              <table:table-cell office:value-type="float" office:value="0">
                <text:p>0</text:p>
              </table:table-cell>
              <table:table-cell office:value-type="float" office:value="23706">
                <text:p>237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6531">
                <text:p>0.186531</text:p>
              </table:table-cell>
              <table:table-cell office:value-type="float" office:value="0.000741">
                <text:p>0.000741</text:p>
              </table:table-cell>
              <table:table-cell office:value-type="float" office:value="0">
                <text:p>0</text:p>
              </table:table-cell>
              <table:table-cell office:value-type="float" office:value="25749">
                <text:p>257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3525">
                <text:p>0.703525</text:p>
              </table:table-cell>
              <table:table-cell office:value-type="float" office:value="0.002106">
                <text:p>0.002106</text:p>
              </table:table-cell>
              <table:table-cell office:value-type="float" office:value="0">
                <text:p>0</text:p>
              </table:table-cell>
              <table:table-cell office:value-type="float" office:value="55114">
                <text:p>551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0676">
                <text:p>5.70676</text:p>
              </table:table-cell>
              <table:table-cell office:value-type="float" office:value="0.002733">
                <text:p>0.002733</text:p>
              </table:table-cell>
              <table:table-cell office:value-type="float" office:value="0">
                <text:p>0</text:p>
              </table:table-cell>
              <table:table-cell office:value-type="float" office:value="59402">
                <text:p>59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962644">
                <text:p>16.962644</text:p>
              </table:table-cell>
              <table:table-cell office:value-type="float" office:value="0.008243">
                <text:p>0.008243</text:p>
              </table:table-cell>
              <table:table-cell office:value-type="float" office:value="0">
                <text:p>0</text:p>
              </table:table-cell>
              <table:table-cell office:value-type="float" office:value="32458">
                <text:p>324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47106">
                <text:p>10.47106</text:p>
              </table:table-cell>
              <table:table-cell office:value-type="float" office:value="0.004807">
                <text:p>0.004807</text:p>
              </table:table-cell>
              <table:table-cell office:value-type="float" office:value="0">
                <text:p>0</text:p>
              </table:table-cell>
              <table:table-cell office:value-type="float" office:value="38183">
                <text:p>381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393912">
                <text:p>14.393912</text:p>
              </table:table-cell>
              <table:table-cell office:value-type="float" office:value="0.001249">
                <text:p>0.001249</text:p>
              </table:table-cell>
              <table:table-cell office:value-type="float" office:value="0">
                <text:p>0</text:p>
              </table:table-cell>
              <table:table-cell office:value-type="float" office:value="27258">
                <text:p>272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260465">
                <text:p>10.260465</text:p>
              </table:table-cell>
              <table:table-cell office:value-type="float" office:value="0.001198">
                <text:p>0.001198</text:p>
              </table:table-cell>
              <table:table-cell office:value-type="float" office:value="0">
                <text:p>0</text:p>
              </table:table-cell>
              <table:table-cell office:value-type="float" office:value="25619">
                <text:p>256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026348">
                <text:p>15.026348</text:p>
              </table:table-cell>
              <table:table-cell office:value-type="float" office:value="0.001117">
                <text:p>0.001117</text:p>
              </table:table-cell>
              <table:table-cell office:value-type="float" office:value="0">
                <text:p>0</text:p>
              </table:table-cell>
              <table:table-cell office:value-type="float" office:value="27929">
                <text:p>279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004574">
                <text:p>9.004574</text:p>
              </table:table-cell>
              <table:table-cell office:value-type="float" office:value="0.001021">
                <text:p>0.001021</text:p>
              </table:table-cell>
              <table:table-cell office:value-type="float" office:value="0">
                <text:p>0</text:p>
              </table:table-cell>
              <table:table-cell office:value-type="float" office:value="29503">
                <text:p>295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105176">
                <text:p>12.105176</text:p>
              </table:table-cell>
              <table:table-cell office:value-type="float" office:value="0.000783">
                <text:p>0.000783</text:p>
              </table:table-cell>
              <table:table-cell office:value-type="float" office:value="0">
                <text:p>0</text:p>
              </table:table-cell>
              <table:table-cell office:value-type="float" office:value="17853">
                <text:p>178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821646">
                <text:p>8.821646</text:p>
              </table:table-cell>
              <table:table-cell office:value-type="float" office:value="0.001968">
                <text:p>0.001968</text:p>
              </table:table-cell>
              <table:table-cell office:value-type="float" office:value="0">
                <text:p>0</text:p>
              </table:table-cell>
              <table:table-cell office:value-type="float" office:value="39420">
                <text:p>39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964475">
                <text:p>9.964475</text:p>
              </table:table-cell>
              <table:table-cell office:value-type="float" office:value="0.001778">
                <text:p>0.001778</text:p>
              </table:table-cell>
              <table:table-cell office:value-type="float" office:value="0">
                <text:p>0</text:p>
              </table:table-cell>
              <table:table-cell office:value-type="float" office:value="41137">
                <text:p>411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953003">
                <text:p>14.953003</text:p>
              </table:table-cell>
              <table:table-cell office:value-type="float" office:value="0.002275">
                <text:p>0.002275</text:p>
              </table:table-cell>
              <table:table-cell office:value-type="float" office:value="0">
                <text:p>0</text:p>
              </table:table-cell>
              <table:table-cell office:value-type="float" office:value="15681">
                <text:p>156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75474">
                <text:p>21.75474</text:p>
              </table:table-cell>
              <table:table-cell office:value-type="float" office:value="0.002872">
                <text:p>0.002872</text:p>
              </table:table-cell>
              <table:table-cell office:value-type="float" office:value="0">
                <text:p>0</text:p>
              </table:table-cell>
              <table:table-cell office:value-type="float" office:value="40049">
                <text:p>400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2698">
                <text:p>0.092698</text:p>
              </table:table-cell>
              <table:table-cell office:value-type="float" office:value="0.001368">
                <text:p>0.001368</text:p>
              </table:table-cell>
              <table:table-cell office:value-type="float" office:value="0">
                <text:p>0</text:p>
              </table:table-cell>
              <table:table-cell office:value-type="float" office:value="41471">
                <text:p>41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201202">
                <text:p>25.201202</text:p>
              </table:table-cell>
              <table:table-cell office:value-type="float" office:value="0.000416">
                <text:p>0.000416</text:p>
              </table:table-cell>
              <table:table-cell office:value-type="float" office:value="0">
                <text:p>0</text:p>
              </table:table-cell>
              <table:table-cell office:value-type="float" office:value="6074">
                <text:p>60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64641">
                <text:p>0.264641</text:p>
              </table:table-cell>
              <table:table-cell office:value-type="float" office:value="0.000785">
                <text:p>0.000785</text:p>
              </table:table-cell>
              <table:table-cell office:value-type="float" office:value="0">
                <text:p>0</text:p>
              </table:table-cell>
              <table:table-cell office:value-type="float" office:value="11567">
                <text:p>11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.221946">
                <text:p>50.221946</text:p>
              </table:table-cell>
              <table:table-cell office:value-type="float" office:value="0.000999">
                <text:p>0.000999</text:p>
              </table:table-cell>
              <table:table-cell office:value-type="float" office:value="0">
                <text:p>0</text:p>
              </table:table-cell>
              <table:table-cell office:value-type="float" office:value="17711">
                <text:p>17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051204">
                <text:p>8.051204</text:p>
              </table:table-cell>
              <table:table-cell office:value-type="float" office:value="0.004308">
                <text:p>0.004308</text:p>
              </table:table-cell>
              <table:table-cell office:value-type="float" office:value="0">
                <text:p>0</text:p>
              </table:table-cell>
              <table:table-cell office:value-type="float" office:value="20266">
                <text:p>202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146185">
                <text:p>8.146185</text:p>
              </table:table-cell>
              <table:table-cell office:value-type="float" office:value="0.001137">
                <text:p>0.001137</text:p>
              </table:table-cell>
              <table:table-cell office:value-type="float" office:value="0">
                <text:p>0</text:p>
              </table:table-cell>
              <table:table-cell office:value-type="float" office:value="17118">
                <text:p>171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433767">
                <text:p>6.433767</text:p>
              </table:table-cell>
              <table:table-cell office:value-type="float" office:value="0.001374">
                <text:p>0.001374</text:p>
              </table:table-cell>
              <table:table-cell office:value-type="float" office:value="0">
                <text:p>0</text:p>
              </table:table-cell>
              <table:table-cell office:value-type="float" office:value="31074">
                <text:p>310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00746">
                <text:p>7.200746</text:p>
              </table:table-cell>
              <table:table-cell office:value-type="float" office:value="0.002205">
                <text:p>0.002205</text:p>
              </table:table-cell>
              <table:table-cell office:value-type="float" office:value="0">
                <text:p>0</text:p>
              </table:table-cell>
              <table:table-cell office:value-type="float" office:value="33782">
                <text:p>337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35777">
                <text:p>6.35777</text:p>
              </table:table-cell>
              <table:table-cell office:value-type="float" office:value="0.00135">
                <text:p>0.00135</text:p>
              </table:table-cell>
              <table:table-cell office:value-type="float" office:value="0">
                <text:p>0</text:p>
              </table:table-cell>
              <table:table-cell office:value-type="float" office:value="27936">
                <text:p>279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512867">
                <text:p>9.512867</text:p>
              </table:table-cell>
              <table:table-cell office:value-type="float" office:value="0.001669">
                <text:p>0.001669</text:p>
              </table:table-cell>
              <table:table-cell office:value-type="float" office:value="0">
                <text:p>0</text:p>
              </table:table-cell>
              <table:table-cell office:value-type="float" office:value="27461">
                <text:p>274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761835">
                <text:p>4.761835</text:p>
              </table:table-cell>
              <table:table-cell office:value-type="float" office:value="0.010601">
                <text:p>0.010601</text:p>
              </table:table-cell>
              <table:table-cell office:value-type="float" office:value="0">
                <text:p>0</text:p>
              </table:table-cell>
              <table:table-cell office:value-type="float" office:value="34450">
                <text:p>344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834277">
                <text:p>5.834277</text:p>
              </table:table-cell>
              <table:table-cell office:value-type="float" office:value="0.001268">
                <text:p>0.001268</text:p>
              </table:table-cell>
              <table:table-cell office:value-type="float" office:value="0">
                <text:p>0</text:p>
              </table:table-cell>
              <table:table-cell office:value-type="float" office:value="18508">
                <text:p>185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345636">
                <text:p>3.345636</text:p>
              </table:table-cell>
              <table:table-cell office:value-type="float" office:value="0.001185">
                <text:p>0.001185</text:p>
              </table:table-cell>
              <table:table-cell office:value-type="float" office:value="0">
                <text:p>0</text:p>
              </table:table-cell>
              <table:table-cell office:value-type="float" office:value="27735">
                <text:p>277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544768">
                <text:p>6.544768</text:p>
              </table:table-cell>
              <table:table-cell office:value-type="float" office:value="0.001489">
                <text:p>0.001489</text:p>
              </table:table-cell>
              <table:table-cell office:value-type="float" office:value="0">
                <text:p>0</text:p>
              </table:table-cell>
              <table:table-cell office:value-type="float" office:value="25510">
                <text:p>255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735435">
                <text:p>4.735435</text:p>
              </table:table-cell>
              <table:table-cell office:value-type="float" office:value="0.001715">
                <text:p>0.001715</text:p>
              </table:table-cell>
              <table:table-cell office:value-type="float" office:value="0">
                <text:p>0</text:p>
              </table:table-cell>
              <table:table-cell office:value-type="float" office:value="23334">
                <text:p>233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12256">
                <text:p>4.12256</text:p>
              </table:table-cell>
              <table:table-cell office:value-type="float" office:value="0.001294">
                <text:p>0.001294</text:p>
              </table:table-cell>
              <table:table-cell office:value-type="float" office:value="0">
                <text:p>0</text:p>
              </table:table-cell>
              <table:table-cell office:value-type="float" office:value="26371">
                <text:p>2637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84358">
                <text:p>4.284358</text:p>
              </table:table-cell>
              <table:table-cell office:value-type="float" office:value="0.001337">
                <text:p>0.001337</text:p>
              </table:table-cell>
              <table:table-cell office:value-type="float" office:value="0">
                <text:p>0</text:p>
              </table:table-cell>
              <table:table-cell office:value-type="float" office:value="28300">
                <text:p>283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535263">
                <text:p>4.535263</text:p>
              </table:table-cell>
              <table:table-cell office:value-type="float" office:value="0.001432">
                <text:p>0.001432</text:p>
              </table:table-cell>
              <table:table-cell office:value-type="float" office:value="0">
                <text:p>0</text:p>
              </table:table-cell>
              <table:table-cell office:value-type="float" office:value="20886">
                <text:p>2088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58824">
                <text:p>4.758824</text:p>
              </table:table-cell>
              <table:table-cell office:value-type="float" office:value="0.003987">
                <text:p>0.003987</text:p>
              </table:table-cell>
              <table:table-cell office:value-type="float" office:value="0">
                <text:p>0</text:p>
              </table:table-cell>
              <table:table-cell office:value-type="float" office:value="22416">
                <text:p>224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01253">
                <text:p>5.301253</text:p>
              </table:table-cell>
              <table:table-cell office:value-type="float" office:value="0.004438">
                <text:p>0.004438</text:p>
              </table:table-cell>
              <table:table-cell office:value-type="float" office:value="0">
                <text:p>0</text:p>
              </table:table-cell>
              <table:table-cell office:value-type="float" office:value="21866">
                <text:p>218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16285">
                <text:p>4.716285</text:p>
              </table:table-cell>
              <table:table-cell office:value-type="float" office:value="0.001461">
                <text:p>0.001461</text:p>
              </table:table-cell>
              <table:table-cell office:value-type="float" office:value="0">
                <text:p>0</text:p>
              </table:table-cell>
              <table:table-cell office:value-type="float" office:value="23720">
                <text:p>237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539104">
                <text:p>4.539104</text:p>
              </table:table-cell>
              <table:table-cell office:value-type="float" office:value="0.001618">
                <text:p>0.001618</text:p>
              </table:table-cell>
              <table:table-cell office:value-type="float" office:value="0">
                <text:p>0</text:p>
              </table:table-cell>
              <table:table-cell office:value-type="float" office:value="23344">
                <text:p>233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83441">
                <text:p>3.283441</text:p>
              </table:table-cell>
              <table:table-cell office:value-type="float" office:value="0.00116">
                <text:p>0.00116</text:p>
              </table:table-cell>
              <table:table-cell office:value-type="float" office:value="0">
                <text:p>0</text:p>
              </table:table-cell>
              <table:table-cell office:value-type="float" office:value="21535">
                <text:p>215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0891">
                <text:p>0.340891</text:p>
              </table:table-cell>
              <table:table-cell office:value-type="float" office:value="0.000929">
                <text:p>0.000929</text:p>
              </table:table-cell>
              <table:table-cell office:value-type="float" office:value="0">
                <text:p>0</text:p>
              </table:table-cell>
              <table:table-cell office:value-type="float" office:value="26299">
                <text:p>262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27675">
                <text:p>0.427675</text:p>
              </table:table-cell>
              <table:table-cell office:value-type="float" office:value="0.001711">
                <text:p>0.001711</text:p>
              </table:table-cell>
              <table:table-cell office:value-type="float" office:value="0">
                <text:p>0</text:p>
              </table:table-cell>
              <table:table-cell office:value-type="float" office:value="37365">
                <text:p>373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14147">
                <text:p>0.314147</text:p>
              </table:table-cell>
              <table:table-cell office:value-type="float" office:value="0.001379">
                <text:p>0.001379</text:p>
              </table:table-cell>
              <table:table-cell office:value-type="float" office:value="0">
                <text:p>0</text:p>
              </table:table-cell>
              <table:table-cell office:value-type="float" office:value="29814">
                <text:p>298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6402">
                <text:p>0.846402</text:p>
              </table:table-cell>
              <table:table-cell office:value-type="float" office:value="0.003266">
                <text:p>0.003266</text:p>
              </table:table-cell>
              <table:table-cell office:value-type="float" office:value="0">
                <text:p>0</text:p>
              </table:table-cell>
              <table:table-cell office:value-type="float" office:value="25720">
                <text:p>257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14852">
                <text:p>2.414852</text:p>
              </table:table-cell>
              <table:table-cell office:value-type="float" office:value="0.005627">
                <text:p>0.005627</text:p>
              </table:table-cell>
              <table:table-cell office:value-type="float" office:value="0">
                <text:p>0</text:p>
              </table:table-cell>
              <table:table-cell office:value-type="float" office:value="25825">
                <text:p>2582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7183">
                <text:p>0.957183</text:p>
              </table:table-cell>
              <table:table-cell office:value-type="float" office:value="0.00285">
                <text:p>0.00285</text:p>
              </table:table-cell>
              <table:table-cell office:value-type="float" office:value="0">
                <text:p>0</text:p>
              </table:table-cell>
              <table:table-cell office:value-type="float" office:value="26726">
                <text:p>2672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337cm" style:legend-expansion="high" chart:style-name="ch2"/>
        <chart:plot-area chart:style-name="ch3" table:cell-range-address="test287.C1:test287.G60" chart:data-source-has-labels="row" svg:x="0.32cm" svg:y="0.18cm" svg:width="12.726cm" svg:height="8.64cm">
          <chartooo:coordinate-region svg:x="1.497cm" svg:y="0.353cm" svg:width="11.549cm" svg:height="7.7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87.C2:test287.C60" chart:label-cell-address="test287.C1:test287.C1" chart:class="chart:bar">
            <chart:data-point chart:repeated="59"/>
          </chart:series>
          <chart:series chart:style-name="ch8" chart:values-cell-range-address="test287.D2:test287.D60" chart:label-cell-address="test287.D1:test287.D1" chart:class="chart:bar">
            <chart:data-point chart:repeated="59"/>
          </chart:series>
          <chart:series chart:style-name="ch9" chart:values-cell-range-address="test287.E2:test287.E60" chart:label-cell-address="test287.E1:test287.E1" chart:class="chart:bar">
            <chart:data-point chart:repeated="59"/>
          </chart:series>
          <chart:series chart:style-name="ch10" chart:values-cell-range-address="test287.F2:test287.F60" chart:label-cell-address="test287.F1:test287.F1" chart:class="chart:bar">
            <chart:data-point chart:repeated="59"/>
          </chart:series>
          <chart:series chart:style-name="ch11" chart:values-cell-range-address="test287.G2:test287.G60" chart:label-cell-address="test287.G1:test287.G1" chart:class="chart:bar">
            <chart:data-point chart:repeated="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87.C1:test287.C1</svg:desc>
                </draw:g>
              </table:table-cell>
              <table:table-cell office:value-type="string">
                <text:p>xfertime</text:p>
                <draw:g>
                  <svg:desc>test287.D1:test287.D1</svg:desc>
                </draw:g>
              </table:table-cell>
              <table:table-cell office:value-type="string">
                <text:p>thinktime</text:p>
                <draw:g>
                  <svg:desc>test287.E1:test287.E1</svg:desc>
                </draw:g>
              </table:table-cell>
              <table:table-cell office:value-type="string">
                <text:p>bytes</text:p>
                <draw:g>
                  <svg:desc>test287.F1:test287.F1</svg:desc>
                </draw:g>
              </table:table-cell>
              <table:table-cell office:value-type="string">
                <text:p>transactions</text:p>
                <draw:g>
                  <svg:desc>test287.G1:test287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40299">
                <text:p>7.140299</text:p>
                <draw:g>
                  <svg:desc>test287.C2:test287.C60</svg:desc>
                </draw:g>
              </table:table-cell>
              <table:table-cell office:value-type="float" office:value="0.004655">
                <text:p>0.004655</text:p>
                <draw:g>
                  <svg:desc>test287.D2:test287.D60</svg:desc>
                </draw:g>
              </table:table-cell>
              <table:table-cell office:value-type="float" office:value="0">
                <text:p>0</text:p>
                <draw:g>
                  <svg:desc>test287.E2:test287.E60</svg:desc>
                </draw:g>
              </table:table-cell>
              <table:table-cell office:value-type="float" office:value="28834">
                <text:p>28834</text:p>
                <draw:g>
                  <svg:desc>test287.F2:test287.F60</svg:desc>
                </draw:g>
              </table:table-cell>
              <table:table-cell office:value-type="float" office:value="361">
                <text:p>361</text:p>
                <draw:g>
                  <svg:desc>test287.G2:test287.G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78603">
                <text:p>10.78603</text:p>
              </table:table-cell>
              <table:table-cell office:value-type="float" office:value="0.002901">
                <text:p>0.002901</text:p>
              </table:table-cell>
              <table:table-cell office:value-type="float" office:value="0">
                <text:p>0</text:p>
              </table:table-cell>
              <table:table-cell office:value-type="float" office:value="25663">
                <text:p>2566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30384">
                <text:p>12.230384</text:p>
              </table:table-cell>
              <table:table-cell office:value-type="float" office:value="0.002966">
                <text:p>0.002966</text:p>
              </table:table-cell>
              <table:table-cell office:value-type="float" office:value="0">
                <text:p>0</text:p>
              </table:table-cell>
              <table:table-cell office:value-type="float" office:value="25719">
                <text:p>2571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660183">
                <text:p>12.660183</text:p>
              </table:table-cell>
              <table:table-cell office:value-type="float" office:value="0.001952">
                <text:p>0.001952</text:p>
              </table:table-cell>
              <table:table-cell office:value-type="float" office:value="0">
                <text:p>0</text:p>
              </table:table-cell>
              <table:table-cell office:value-type="float" office:value="22764">
                <text:p>2276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176935">
                <text:p>10.176935</text:p>
              </table:table-cell>
              <table:table-cell office:value-type="float" office:value="0.003073">
                <text:p>0.003073</text:p>
              </table:table-cell>
              <table:table-cell office:value-type="float" office:value="0">
                <text:p>0</text:p>
              </table:table-cell>
              <table:table-cell office:value-type="float" office:value="21116">
                <text:p>2111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878835">
                <text:p>11.878835</text:p>
              </table:table-cell>
              <table:table-cell office:value-type="float" office:value="0.00225">
                <text:p>0.00225</text:p>
              </table:table-cell>
              <table:table-cell office:value-type="float" office:value="0">
                <text:p>0</text:p>
              </table:table-cell>
              <table:table-cell office:value-type="float" office:value="25297">
                <text:p>252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318032">
                <text:p>11.318032</text:p>
              </table:table-cell>
              <table:table-cell office:value-type="float" office:value="0.000833">
                <text:p>0.000833</text:p>
              </table:table-cell>
              <table:table-cell office:value-type="float" office:value="0">
                <text:p>0</text:p>
              </table:table-cell>
              <table:table-cell office:value-type="float" office:value="12146">
                <text:p>121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003911">
                <text:p>10.003911</text:p>
              </table:table-cell>
              <table:table-cell office:value-type="float" office:value="0.001073">
                <text:p>0.001073</text:p>
              </table:table-cell>
              <table:table-cell office:value-type="float" office:value="0">
                <text:p>0</text:p>
              </table:table-cell>
              <table:table-cell office:value-type="float" office:value="21547">
                <text:p>2154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762089">
                <text:p>10.762089</text:p>
              </table:table-cell>
              <table:table-cell office:value-type="float" office:value="0.000961">
                <text:p>0.000961</text:p>
              </table:table-cell>
              <table:table-cell office:value-type="float" office:value="0">
                <text:p>0</text:p>
              </table:table-cell>
              <table:table-cell office:value-type="float" office:value="21378">
                <text:p>213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046443">
                <text:p>13.046443</text:p>
              </table:table-cell>
              <table:table-cell office:value-type="float" office:value="0.001176">
                <text:p>0.001176</text:p>
              </table:table-cell>
              <table:table-cell office:value-type="float" office:value="0">
                <text:p>0</text:p>
              </table:table-cell>
              <table:table-cell office:value-type="float" office:value="29550">
                <text:p>295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089406">
                <text:p>9.089406</text:p>
              </table:table-cell>
              <table:table-cell office:value-type="float" office:value="0.001338">
                <text:p>0.001338</text:p>
              </table:table-cell>
              <table:table-cell office:value-type="float" office:value="0">
                <text:p>0</text:p>
              </table:table-cell>
              <table:table-cell office:value-type="float" office:value="32599">
                <text:p>325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60847">
                <text:p>14.60847</text:p>
              </table:table-cell>
              <table:table-cell office:value-type="float" office:value="0.000864">
                <text:p>0.000864</text:p>
              </table:table-cell>
              <table:table-cell office:value-type="float" office:value="0">
                <text:p>0</text:p>
              </table:table-cell>
              <table:table-cell office:value-type="float" office:value="28292">
                <text:p>282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664261">
                <text:p>14.664261</text:p>
              </table:table-cell>
              <table:table-cell office:value-type="float" office:value="0.001396">
                <text:p>0.001396</text:p>
              </table:table-cell>
              <table:table-cell office:value-type="float" office:value="0">
                <text:p>0</text:p>
              </table:table-cell>
              <table:table-cell office:value-type="float" office:value="38482">
                <text:p>384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88933">
                <text:p>6.088933</text:p>
              </table:table-cell>
              <table:table-cell office:value-type="float" office:value="0.001898">
                <text:p>0.001898</text:p>
              </table:table-cell>
              <table:table-cell office:value-type="float" office:value="0">
                <text:p>0</text:p>
              </table:table-cell>
              <table:table-cell office:value-type="float" office:value="23706">
                <text:p>237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6531">
                <text:p>0.186531</text:p>
              </table:table-cell>
              <table:table-cell office:value-type="float" office:value="0.000741">
                <text:p>0.000741</text:p>
              </table:table-cell>
              <table:table-cell office:value-type="float" office:value="0">
                <text:p>0</text:p>
              </table:table-cell>
              <table:table-cell office:value-type="float" office:value="25749">
                <text:p>257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3525">
                <text:p>0.703525</text:p>
              </table:table-cell>
              <table:table-cell office:value-type="float" office:value="0.002106">
                <text:p>0.002106</text:p>
              </table:table-cell>
              <table:table-cell office:value-type="float" office:value="0">
                <text:p>0</text:p>
              </table:table-cell>
              <table:table-cell office:value-type="float" office:value="55114">
                <text:p>551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0676">
                <text:p>5.70676</text:p>
              </table:table-cell>
              <table:table-cell office:value-type="float" office:value="0.002733">
                <text:p>0.002733</text:p>
              </table:table-cell>
              <table:table-cell office:value-type="float" office:value="0">
                <text:p>0</text:p>
              </table:table-cell>
              <table:table-cell office:value-type="float" office:value="59402">
                <text:p>59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962644">
                <text:p>16.962644</text:p>
              </table:table-cell>
              <table:table-cell office:value-type="float" office:value="0.008243">
                <text:p>0.008243</text:p>
              </table:table-cell>
              <table:table-cell office:value-type="float" office:value="0">
                <text:p>0</text:p>
              </table:table-cell>
              <table:table-cell office:value-type="float" office:value="32458">
                <text:p>324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47106">
                <text:p>10.47106</text:p>
              </table:table-cell>
              <table:table-cell office:value-type="float" office:value="0.004807">
                <text:p>0.004807</text:p>
              </table:table-cell>
              <table:table-cell office:value-type="float" office:value="0">
                <text:p>0</text:p>
              </table:table-cell>
              <table:table-cell office:value-type="float" office:value="38183">
                <text:p>3818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393912">
                <text:p>14.393912</text:p>
              </table:table-cell>
              <table:table-cell office:value-type="float" office:value="0.001249">
                <text:p>0.001249</text:p>
              </table:table-cell>
              <table:table-cell office:value-type="float" office:value="0">
                <text:p>0</text:p>
              </table:table-cell>
              <table:table-cell office:value-type="float" office:value="27258">
                <text:p>272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260465">
                <text:p>10.260465</text:p>
              </table:table-cell>
              <table:table-cell office:value-type="float" office:value="0.001198">
                <text:p>0.001198</text:p>
              </table:table-cell>
              <table:table-cell office:value-type="float" office:value="0">
                <text:p>0</text:p>
              </table:table-cell>
              <table:table-cell office:value-type="float" office:value="25619">
                <text:p>256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026348">
                <text:p>15.026348</text:p>
              </table:table-cell>
              <table:table-cell office:value-type="float" office:value="0.001117">
                <text:p>0.001117</text:p>
              </table:table-cell>
              <table:table-cell office:value-type="float" office:value="0">
                <text:p>0</text:p>
              </table:table-cell>
              <table:table-cell office:value-type="float" office:value="27929">
                <text:p>279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004574">
                <text:p>9.004574</text:p>
              </table:table-cell>
              <table:table-cell office:value-type="float" office:value="0.001021">
                <text:p>0.001021</text:p>
              </table:table-cell>
              <table:table-cell office:value-type="float" office:value="0">
                <text:p>0</text:p>
              </table:table-cell>
              <table:table-cell office:value-type="float" office:value="29503">
                <text:p>295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105176">
                <text:p>12.105176</text:p>
              </table:table-cell>
              <table:table-cell office:value-type="float" office:value="0.000783">
                <text:p>0.000783</text:p>
              </table:table-cell>
              <table:table-cell office:value-type="float" office:value="0">
                <text:p>0</text:p>
              </table:table-cell>
              <table:table-cell office:value-type="float" office:value="17853">
                <text:p>178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821646">
                <text:p>8.821646</text:p>
              </table:table-cell>
              <table:table-cell office:value-type="float" office:value="0.001968">
                <text:p>0.001968</text:p>
              </table:table-cell>
              <table:table-cell office:value-type="float" office:value="0">
                <text:p>0</text:p>
              </table:table-cell>
              <table:table-cell office:value-type="float" office:value="39420">
                <text:p>394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964475">
                <text:p>9.964475</text:p>
              </table:table-cell>
              <table:table-cell office:value-type="float" office:value="0.001778">
                <text:p>0.001778</text:p>
              </table:table-cell>
              <table:table-cell office:value-type="float" office:value="0">
                <text:p>0</text:p>
              </table:table-cell>
              <table:table-cell office:value-type="float" office:value="41137">
                <text:p>411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953003">
                <text:p>14.953003</text:p>
              </table:table-cell>
              <table:table-cell office:value-type="float" office:value="0.002275">
                <text:p>0.002275</text:p>
              </table:table-cell>
              <table:table-cell office:value-type="float" office:value="0">
                <text:p>0</text:p>
              </table:table-cell>
              <table:table-cell office:value-type="float" office:value="15681">
                <text:p>156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75474">
                <text:p>21.75474</text:p>
              </table:table-cell>
              <table:table-cell office:value-type="float" office:value="0.002872">
                <text:p>0.002872</text:p>
              </table:table-cell>
              <table:table-cell office:value-type="float" office:value="0">
                <text:p>0</text:p>
              </table:table-cell>
              <table:table-cell office:value-type="float" office:value="40049">
                <text:p>400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2698">
                <text:p>0.092698</text:p>
              </table:table-cell>
              <table:table-cell office:value-type="float" office:value="0.001368">
                <text:p>0.001368</text:p>
              </table:table-cell>
              <table:table-cell office:value-type="float" office:value="0">
                <text:p>0</text:p>
              </table:table-cell>
              <table:table-cell office:value-type="float" office:value="41471">
                <text:p>41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201202">
                <text:p>25.201202</text:p>
              </table:table-cell>
              <table:table-cell office:value-type="float" office:value="0.000416">
                <text:p>0.000416</text:p>
              </table:table-cell>
              <table:table-cell office:value-type="float" office:value="0">
                <text:p>0</text:p>
              </table:table-cell>
              <table:table-cell office:value-type="float" office:value="6074">
                <text:p>60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64641">
                <text:p>0.264641</text:p>
              </table:table-cell>
              <table:table-cell office:value-type="float" office:value="0.000785">
                <text:p>0.000785</text:p>
              </table:table-cell>
              <table:table-cell office:value-type="float" office:value="0">
                <text:p>0</text:p>
              </table:table-cell>
              <table:table-cell office:value-type="float" office:value="11567">
                <text:p>11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.221946">
                <text:p>50.221946</text:p>
              </table:table-cell>
              <table:table-cell office:value-type="float" office:value="0.000999">
                <text:p>0.000999</text:p>
              </table:table-cell>
              <table:table-cell office:value-type="float" office:value="0">
                <text:p>0</text:p>
              </table:table-cell>
              <table:table-cell office:value-type="float" office:value="17711">
                <text:p>17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051204">
                <text:p>8.051204</text:p>
              </table:table-cell>
              <table:table-cell office:value-type="float" office:value="0.004308">
                <text:p>0.004308</text:p>
              </table:table-cell>
              <table:table-cell office:value-type="float" office:value="0">
                <text:p>0</text:p>
              </table:table-cell>
              <table:table-cell office:value-type="float" office:value="20266">
                <text:p>202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146185">
                <text:p>8.146185</text:p>
              </table:table-cell>
              <table:table-cell office:value-type="float" office:value="0.001137">
                <text:p>0.001137</text:p>
              </table:table-cell>
              <table:table-cell office:value-type="float" office:value="0">
                <text:p>0</text:p>
              </table:table-cell>
              <table:table-cell office:value-type="float" office:value="17118">
                <text:p>1711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433767">
                <text:p>6.433767</text:p>
              </table:table-cell>
              <table:table-cell office:value-type="float" office:value="0.001374">
                <text:p>0.001374</text:p>
              </table:table-cell>
              <table:table-cell office:value-type="float" office:value="0">
                <text:p>0</text:p>
              </table:table-cell>
              <table:table-cell office:value-type="float" office:value="31074">
                <text:p>310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00746">
                <text:p>7.200746</text:p>
              </table:table-cell>
              <table:table-cell office:value-type="float" office:value="0.002205">
                <text:p>0.002205</text:p>
              </table:table-cell>
              <table:table-cell office:value-type="float" office:value="0">
                <text:p>0</text:p>
              </table:table-cell>
              <table:table-cell office:value-type="float" office:value="33782">
                <text:p>337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35777">
                <text:p>6.35777</text:p>
              </table:table-cell>
              <table:table-cell office:value-type="float" office:value="0.00135">
                <text:p>0.00135</text:p>
              </table:table-cell>
              <table:table-cell office:value-type="float" office:value="0">
                <text:p>0</text:p>
              </table:table-cell>
              <table:table-cell office:value-type="float" office:value="27936">
                <text:p>279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512867">
                <text:p>9.512867</text:p>
              </table:table-cell>
              <table:table-cell office:value-type="float" office:value="0.001669">
                <text:p>0.001669</text:p>
              </table:table-cell>
              <table:table-cell office:value-type="float" office:value="0">
                <text:p>0</text:p>
              </table:table-cell>
              <table:table-cell office:value-type="float" office:value="27461">
                <text:p>274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761835">
                <text:p>4.761835</text:p>
              </table:table-cell>
              <table:table-cell office:value-type="float" office:value="0.010601">
                <text:p>0.010601</text:p>
              </table:table-cell>
              <table:table-cell office:value-type="float" office:value="0">
                <text:p>0</text:p>
              </table:table-cell>
              <table:table-cell office:value-type="float" office:value="34450">
                <text:p>344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834277">
                <text:p>5.834277</text:p>
              </table:table-cell>
              <table:table-cell office:value-type="float" office:value="0.001268">
                <text:p>0.001268</text:p>
              </table:table-cell>
              <table:table-cell office:value-type="float" office:value="0">
                <text:p>0</text:p>
              </table:table-cell>
              <table:table-cell office:value-type="float" office:value="18508">
                <text:p>185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345636">
                <text:p>3.345636</text:p>
              </table:table-cell>
              <table:table-cell office:value-type="float" office:value="0.001185">
                <text:p>0.001185</text:p>
              </table:table-cell>
              <table:table-cell office:value-type="float" office:value="0">
                <text:p>0</text:p>
              </table:table-cell>
              <table:table-cell office:value-type="float" office:value="27735">
                <text:p>277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544768">
                <text:p>6.544768</text:p>
              </table:table-cell>
              <table:table-cell office:value-type="float" office:value="0.001489">
                <text:p>0.001489</text:p>
              </table:table-cell>
              <table:table-cell office:value-type="float" office:value="0">
                <text:p>0</text:p>
              </table:table-cell>
              <table:table-cell office:value-type="float" office:value="25510">
                <text:p>255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735435">
                <text:p>4.735435</text:p>
              </table:table-cell>
              <table:table-cell office:value-type="float" office:value="0.001715">
                <text:p>0.001715</text:p>
              </table:table-cell>
              <table:table-cell office:value-type="float" office:value="0">
                <text:p>0</text:p>
              </table:table-cell>
              <table:table-cell office:value-type="float" office:value="23334">
                <text:p>233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12256">
                <text:p>4.12256</text:p>
              </table:table-cell>
              <table:table-cell office:value-type="float" office:value="0.001294">
                <text:p>0.001294</text:p>
              </table:table-cell>
              <table:table-cell office:value-type="float" office:value="0">
                <text:p>0</text:p>
              </table:table-cell>
              <table:table-cell office:value-type="float" office:value="26371">
                <text:p>2637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84358">
                <text:p>4.284358</text:p>
              </table:table-cell>
              <table:table-cell office:value-type="float" office:value="0.001337">
                <text:p>0.001337</text:p>
              </table:table-cell>
              <table:table-cell office:value-type="float" office:value="0">
                <text:p>0</text:p>
              </table:table-cell>
              <table:table-cell office:value-type="float" office:value="28300">
                <text:p>283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535263">
                <text:p>4.535263</text:p>
              </table:table-cell>
              <table:table-cell office:value-type="float" office:value="0.001432">
                <text:p>0.001432</text:p>
              </table:table-cell>
              <table:table-cell office:value-type="float" office:value="0">
                <text:p>0</text:p>
              </table:table-cell>
              <table:table-cell office:value-type="float" office:value="20886">
                <text:p>2088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58824">
                <text:p>4.758824</text:p>
              </table:table-cell>
              <table:table-cell office:value-type="float" office:value="0.003987">
                <text:p>0.003987</text:p>
              </table:table-cell>
              <table:table-cell office:value-type="float" office:value="0">
                <text:p>0</text:p>
              </table:table-cell>
              <table:table-cell office:value-type="float" office:value="22416">
                <text:p>224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01253">
                <text:p>5.301253</text:p>
              </table:table-cell>
              <table:table-cell office:value-type="float" office:value="0.004438">
                <text:p>0.004438</text:p>
              </table:table-cell>
              <table:table-cell office:value-type="float" office:value="0">
                <text:p>0</text:p>
              </table:table-cell>
              <table:table-cell office:value-type="float" office:value="21866">
                <text:p>2186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16285">
                <text:p>4.716285</text:p>
              </table:table-cell>
              <table:table-cell office:value-type="float" office:value="0.001461">
                <text:p>0.001461</text:p>
              </table:table-cell>
              <table:table-cell office:value-type="float" office:value="0">
                <text:p>0</text:p>
              </table:table-cell>
              <table:table-cell office:value-type="float" office:value="23720">
                <text:p>237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539104">
                <text:p>4.539104</text:p>
              </table:table-cell>
              <table:table-cell office:value-type="float" office:value="0.001618">
                <text:p>0.001618</text:p>
              </table:table-cell>
              <table:table-cell office:value-type="float" office:value="0">
                <text:p>0</text:p>
              </table:table-cell>
              <table:table-cell office:value-type="float" office:value="23344">
                <text:p>233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83441">
                <text:p>3.283441</text:p>
              </table:table-cell>
              <table:table-cell office:value-type="float" office:value="0.00116">
                <text:p>0.00116</text:p>
              </table:table-cell>
              <table:table-cell office:value-type="float" office:value="0">
                <text:p>0</text:p>
              </table:table-cell>
              <table:table-cell office:value-type="float" office:value="21535">
                <text:p>215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0891">
                <text:p>0.340891</text:p>
              </table:table-cell>
              <table:table-cell office:value-type="float" office:value="0.000929">
                <text:p>0.000929</text:p>
              </table:table-cell>
              <table:table-cell office:value-type="float" office:value="0">
                <text:p>0</text:p>
              </table:table-cell>
              <table:table-cell office:value-type="float" office:value="26299">
                <text:p>2629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27675">
                <text:p>0.427675</text:p>
              </table:table-cell>
              <table:table-cell office:value-type="float" office:value="0.001711">
                <text:p>0.001711</text:p>
              </table:table-cell>
              <table:table-cell office:value-type="float" office:value="0">
                <text:p>0</text:p>
              </table:table-cell>
              <table:table-cell office:value-type="float" office:value="37365">
                <text:p>3736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14147">
                <text:p>0.314147</text:p>
              </table:table-cell>
              <table:table-cell office:value-type="float" office:value="0.001379">
                <text:p>0.001379</text:p>
              </table:table-cell>
              <table:table-cell office:value-type="float" office:value="0">
                <text:p>0</text:p>
              </table:table-cell>
              <table:table-cell office:value-type="float" office:value="29814">
                <text:p>298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6402">
                <text:p>0.846402</text:p>
              </table:table-cell>
              <table:table-cell office:value-type="float" office:value="0.003266">
                <text:p>0.003266</text:p>
              </table:table-cell>
              <table:table-cell office:value-type="float" office:value="0">
                <text:p>0</text:p>
              </table:table-cell>
              <table:table-cell office:value-type="float" office:value="25720">
                <text:p>257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14852">
                <text:p>2.414852</text:p>
              </table:table-cell>
              <table:table-cell office:value-type="float" office:value="0.005627">
                <text:p>0.005627</text:p>
              </table:table-cell>
              <table:table-cell office:value-type="float" office:value="0">
                <text:p>0</text:p>
              </table:table-cell>
              <table:table-cell office:value-type="float" office:value="25825">
                <text:p>2582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7183">
                <text:p>0.957183</text:p>
              </table:table-cell>
              <table:table-cell office:value-type="float" office:value="0.00285">
                <text:p>0.00285</text:p>
              </table:table-cell>
              <table:table-cell office:value-type="float" office:value="0">
                <text:p>0</text:p>
              </table:table-cell>
              <table:table-cell office:value-type="float" office:value="26726">
                <text:p>2672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87.C1:test287.D60" chart:data-source-has-labels="row" svg:x="0.32cm" svg:y="0.18cm" svg:width="13.361cm" svg:height="8.64cm">
          <chartooo:coordinate-region svg:x="0.941cm" svg:y="0.353cm" svg:width="12.74cm" svg:height="7.7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87.C2:test287.C60" chart:label-cell-address="test287.C1:test287.C1" chart:class="chart:bar">
            <chart:data-point chart:repeated="59"/>
          </chart:series>
          <chart:series chart:style-name="ch8" chart:values-cell-range-address="test287.D2:test287.D60" chart:label-cell-address="test287.D1:test287.D1" chart:class="chart:ba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87.C1:test287.C1</svg:desc>
                </draw:g>
              </table:table-cell>
              <table:table-cell office:value-type="string">
                <text:p>xfertime</text:p>
                <draw:g>
                  <svg:desc>test287.D1:test287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40299">
                <text:p>7.140299</text:p>
                <draw:g>
                  <svg:desc>test287.C2:test287.C60</svg:desc>
                </draw:g>
              </table:table-cell>
              <table:table-cell office:value-type="float" office:value="0.004655">
                <text:p>0.004655</text:p>
                <draw:g>
                  <svg:desc>test287.D2:test287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78603">
                <text:p>10.78603</text:p>
              </table:table-cell>
              <table:table-cell office:value-type="float" office:value="0.002901">
                <text:p>0.002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230384">
                <text:p>12.230384</text:p>
              </table:table-cell>
              <table:table-cell office:value-type="float" office:value="0.002966">
                <text:p>0.002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660183">
                <text:p>12.660183</text:p>
              </table:table-cell>
              <table:table-cell office:value-type="float" office:value="0.001952">
                <text:p>0.001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176935">
                <text:p>10.176935</text:p>
              </table:table-cell>
              <table:table-cell office:value-type="float" office:value="0.003073">
                <text:p>0.003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878835">
                <text:p>11.878835</text:p>
              </table:table-cell>
              <table:table-cell office:value-type="float" office:value="0.00225">
                <text:p>0.00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318032">
                <text:p>11.318032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003911">
                <text:p>10.003911</text:p>
              </table:table-cell>
              <table:table-cell office:value-type="float" office:value="0.001073">
                <text:p>0.001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762089">
                <text:p>10.762089</text:p>
              </table:table-cell>
              <table:table-cell office:value-type="float" office:value="0.000961">
                <text:p>0.000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046443">
                <text:p>13.046443</text:p>
              </table:table-cell>
              <table:table-cell office:value-type="float" office:value="0.001176">
                <text:p>0.001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089406">
                <text:p>9.089406</text:p>
              </table:table-cell>
              <table:table-cell office:value-type="float" office:value="0.001338">
                <text:p>0.001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60847">
                <text:p>14.60847</text:p>
              </table:table-cell>
              <table:table-cell office:value-type="float" office:value="0.000864">
                <text:p>0.000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664261">
                <text:p>14.664261</text:p>
              </table:table-cell>
              <table:table-cell office:value-type="float" office:value="0.001396">
                <text:p>0.001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088933">
                <text:p>6.088933</text:p>
              </table:table-cell>
              <table:table-cell office:value-type="float" office:value="0.001898">
                <text:p>0.001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6531">
                <text:p>0.186531</text:p>
              </table:table-cell>
              <table:table-cell office:value-type="float" office:value="0.000741">
                <text:p>0.0007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3525">
                <text:p>0.703525</text:p>
              </table:table-cell>
              <table:table-cell office:value-type="float" office:value="0.002106">
                <text:p>0.002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0676">
                <text:p>5.70676</text:p>
              </table:table-cell>
              <table:table-cell office:value-type="float" office:value="0.002733">
                <text:p>0.0027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962644">
                <text:p>16.962644</text:p>
              </table:table-cell>
              <table:table-cell office:value-type="float" office:value="0.008243">
                <text:p>0.0082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47106">
                <text:p>10.47106</text:p>
              </table:table-cell>
              <table:table-cell office:value-type="float" office:value="0.004807">
                <text:p>0.0048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393912">
                <text:p>14.393912</text:p>
              </table:table-cell>
              <table:table-cell office:value-type="float" office:value="0.001249">
                <text:p>0.0012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260465">
                <text:p>10.260465</text:p>
              </table:table-cell>
              <table:table-cell office:value-type="float" office:value="0.001198">
                <text:p>0.0011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026348">
                <text:p>15.026348</text:p>
              </table:table-cell>
              <table:table-cell office:value-type="float" office:value="0.001117">
                <text:p>0.0011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004574">
                <text:p>9.004574</text:p>
              </table:table-cell>
              <table:table-cell office:value-type="float" office:value="0.001021">
                <text:p>0.0010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105176">
                <text:p>12.105176</text:p>
              </table:table-cell>
              <table:table-cell office:value-type="float" office:value="0.000783">
                <text:p>0.0007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821646">
                <text:p>8.821646</text:p>
              </table:table-cell>
              <table:table-cell office:value-type="float" office:value="0.001968">
                <text:p>0.0019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964475">
                <text:p>9.964475</text:p>
              </table:table-cell>
              <table:table-cell office:value-type="float" office:value="0.001778">
                <text:p>0.001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953003">
                <text:p>14.953003</text:p>
              </table:table-cell>
              <table:table-cell office:value-type="float" office:value="0.002275">
                <text:p>0.0022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75474">
                <text:p>21.75474</text:p>
              </table:table-cell>
              <table:table-cell office:value-type="float" office:value="0.002872">
                <text:p>0.0028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2698">
                <text:p>0.092698</text:p>
              </table:table-cell>
              <table:table-cell office:value-type="float" office:value="0.001368">
                <text:p>0.001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201202">
                <text:p>25.201202</text:p>
              </table:table-cell>
              <table:table-cell office:value-type="float" office:value="0.000416">
                <text:p>0.0004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64641">
                <text:p>0.264641</text:p>
              </table:table-cell>
              <table:table-cell office:value-type="float" office:value="0.000785">
                <text:p>0.000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.221946">
                <text:p>50.221946</text:p>
              </table:table-cell>
              <table:table-cell office:value-type="float" office:value="0.000999">
                <text:p>0.000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051204">
                <text:p>8.051204</text:p>
              </table:table-cell>
              <table:table-cell office:value-type="float" office:value="0.004308">
                <text:p>0.0043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146185">
                <text:p>8.146185</text:p>
              </table:table-cell>
              <table:table-cell office:value-type="float" office:value="0.001137">
                <text:p>0.0011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433767">
                <text:p>6.433767</text:p>
              </table:table-cell>
              <table:table-cell office:value-type="float" office:value="0.001374">
                <text:p>0.0013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00746">
                <text:p>7.200746</text:p>
              </table:table-cell>
              <table:table-cell office:value-type="float" office:value="0.002205">
                <text:p>0.0022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35777">
                <text:p>6.35777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512867">
                <text:p>9.512867</text:p>
              </table:table-cell>
              <table:table-cell office:value-type="float" office:value="0.001669">
                <text:p>0.0016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761835">
                <text:p>4.761835</text:p>
              </table:table-cell>
              <table:table-cell office:value-type="float" office:value="0.010601">
                <text:p>0.0106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834277">
                <text:p>5.834277</text:p>
              </table:table-cell>
              <table:table-cell office:value-type="float" office:value="0.001268">
                <text:p>0.001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345636">
                <text:p>3.345636</text:p>
              </table:table-cell>
              <table:table-cell office:value-type="float" office:value="0.001185">
                <text:p>0.001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544768">
                <text:p>6.544768</text:p>
              </table:table-cell>
              <table:table-cell office:value-type="float" office:value="0.001489">
                <text:p>0.0014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735435">
                <text:p>4.735435</text:p>
              </table:table-cell>
              <table:table-cell office:value-type="float" office:value="0.001715">
                <text:p>0.0017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12256">
                <text:p>4.12256</text:p>
              </table:table-cell>
              <table:table-cell office:value-type="float" office:value="0.001294">
                <text:p>0.0012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84358">
                <text:p>4.284358</text:p>
              </table:table-cell>
              <table:table-cell office:value-type="float" office:value="0.001337">
                <text:p>0.0013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535263">
                <text:p>4.535263</text:p>
              </table:table-cell>
              <table:table-cell office:value-type="float" office:value="0.001432">
                <text:p>0.0014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58824">
                <text:p>4.758824</text:p>
              </table:table-cell>
              <table:table-cell office:value-type="float" office:value="0.003987">
                <text:p>0.0039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01253">
                <text:p>5.301253</text:p>
              </table:table-cell>
              <table:table-cell office:value-type="float" office:value="0.004438">
                <text:p>0.0044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716285">
                <text:p>4.716285</text:p>
              </table:table-cell>
              <table:table-cell office:value-type="float" office:value="0.001461">
                <text:p>0.0014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539104">
                <text:p>4.539104</text:p>
              </table:table-cell>
              <table:table-cell office:value-type="float" office:value="0.001618">
                <text:p>0.0016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83441">
                <text:p>3.283441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0891">
                <text:p>0.340891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27675">
                <text:p>0.427675</text:p>
              </table:table-cell>
              <table:table-cell office:value-type="float" office:value="0.001711">
                <text:p>0.0017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14147">
                <text:p>0.314147</text:p>
              </table:table-cell>
              <table:table-cell office:value-type="float" office:value="0.001379">
                <text:p>0.0013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6402">
                <text:p>0.846402</text:p>
              </table:table-cell>
              <table:table-cell office:value-type="float" office:value="0.003266">
                <text:p>0.0032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14852">
                <text:p>2.414852</text:p>
              </table:table-cell>
              <table:table-cell office:value-type="float" office:value="0.005627">
                <text:p>0.0056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7183">
                <text:p>0.957183</text:p>
              </table:table-cell>
              <table:table-cell office:value-type="float" office:value="0.00285">
                <text:p>0.002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87.G1:test287.G60" chart:data-source-has-labels="row" svg:x="0.32cm" svg:y="0.18cm" svg:width="12.726cm" svg:height="8.64cm">
          <chartooo:coordinate-region svg:x="1.127cm" svg:y="0.354cm" svg:width="11.919cm" svg:height="7.7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87.G2:test287.G60" chart:label-cell-address="test287.G1:test287.G1" chart:class="chart:bar"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87.G1:test287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1">
                <text:p>361</text:p>
                <draw:g>
                  <svg:desc>test287.G2:test287.G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